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Time: 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1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7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67.057" calcext:value-type="float">
            <text:p>67.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7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6816" calcext:value-type="float">
            <text:p>67.6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3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5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8113" calcext:value-type="float">
            <text:p>88.8113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6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2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7101" calcext:value-type="float">
            <text:p>89.7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0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0005" calcext:value-type="float">
            <text:p>97.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6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2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3.9119" calcext:value-type="float">
            <text:p>73.9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8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3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9.0739" calcext:value-type="float">
            <text:p>89.0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9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4678" calcext:value-type="float">
            <text:p>94.4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8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5012" calcext:value-type="float">
            <text:p>96.5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4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68.4511" calcext:value-type="float">
            <text:p>68.4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0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6937" calcext:value-type="float">
            <text:p>81.6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8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0.0219" calcext:value-type="float">
            <text:p>70.021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4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9995" calcext:value-type="float">
            <text:p>87.9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1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1.0725" calcext:value-type="float">
            <text:p>91.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6637" calcext:value-type="float">
            <text:p>90.663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8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6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125" calcext:value-type="float">
            <text:p>91.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2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1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8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4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7546" calcext:value-type="float">
            <text:p>86.7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0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6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0.1553" calcext:value-type="float">
            <text:p>90.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57:00.712740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00:08.97809703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34" meta:object-count="0"/>
  </office:meta>
</office:document-meta>
</file>